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officeooo:rsid="001069ca" officeooo:paragraph-rsid="001069ca"/>
    </style:style>
    <style:style style:name="P2" style:family="paragraph" style:parent-style-name="Standard">
      <style:paragraph-properties fo:text-align="start" style:justify-single-word="false"/>
      <style:text-properties officeooo:rsid="001069ca" officeooo:paragraph-rsid="001069ca"/>
    </style:style>
    <style:style style:name="P3" style:family="paragraph" style:parent-style-name="Standard">
      <style:paragraph-properties fo:text-align="start" style:justify-single-word="false"/>
      <style:text-properties officeooo:rsid="001069ca" officeooo:paragraph-rsid="0011d306"/>
    </style:style>
    <style:style style:name="P4" style:family="paragraph" style:parent-style-name="Standard">
      <style:paragraph-properties fo:text-align="center" style:justify-single-word="false"/>
      <style:text-properties fo:font-size="15pt" fo:font-weight="bold" officeooo:rsid="001069ca" officeooo:paragraph-rsid="001069ca" style:font-size-asian="15pt" style:font-weight-asian="bold" style:font-size-complex="15pt" style:font-weight-complex="bold"/>
    </style:style>
    <style:style style:name="P5" style:family="paragraph" style:parent-style-name="Standard">
      <style:paragraph-properties fo:text-align="start" style:justify-single-word="false"/>
      <style:text-properties officeooo:rsid="0011d306" officeooo:paragraph-rsid="0011d306"/>
    </style:style>
    <style:style style:name="P6" style:family="paragraph" style:parent-style-name="Standard">
      <style:paragraph-properties fo:text-align="start" style:justify-single-word="false"/>
      <style:text-properties fo:font-size="12pt" style:text-underline-style="none" officeooo:rsid="0011d306" officeooo:paragraph-rsid="0011d306"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1f339" officeooo:paragraph-rsid="0011f339" style:font-size-asian="10.5pt" style:font-size-complex="12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officeooo:rsid="0011f339" officeooo:paragraph-rsid="0011f339" style:font-size-asian="10.5pt" style:font-size-complex="12pt"/>
    </style:style>
    <style:style style:name="P9" style:family="paragraph" style:parent-style-name="Standard">
      <style:paragraph-properties fo:text-align="start" style:justify-single-word="false"/>
      <style:text-properties officeooo:rsid="0011f339" officeooo:paragraph-rsid="0011f339"/>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1f339" officeooo:paragraph-rsid="0011f339"/>
    </style:style>
    <style:style style:name="P11" style:family="paragraph" style:parent-style-name="Standard">
      <style:paragraph-properties fo:text-align="start" style:justify-single-word="false"/>
      <style:text-properties style:text-underline-style="none" officeooo:rsid="0011f339" officeooo:paragraph-rsid="0011f339"/>
    </style:style>
    <style:style style:name="T1" style:family="text">
      <style:text-properties officeooo:rsid="0011d306"/>
    </style:style>
    <style:style style:name="T2" style:family="text">
      <style:text-properties fo:font-size="13pt" style:text-underline-style="solid" style:text-underline-width="auto" style:text-underline-color="font-color" officeooo:rsid="0011d306" style:font-size-asian="13pt" style:font-size-complex="13pt"/>
    </style:style>
    <style:style style:name="T3" style:family="text">
      <style:text-properties fo:font-style="italic" style:font-style-asian="italic" style:font-style-complex="italic"/>
    </style:style>
    <style:style style:name="T4" style:family="text">
      <style:text-properties fo:font-style="italic" style:font-size-asian="12pt"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1f339"/>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1A/2A Bataille Spatiale</text:p>
      <text:p text:style-name="P1">Le 24 octobre 2013</text:p>
      <text:p text:style-name="P2">Présent(s) tuteur(s) : Mme Drafate</text:p>
      <text:p text:style-name="P2"/>
      <text:p text:style-name="P2">Présent(s) élève(s) : Frédéric Cosnefroy, Adrien Demoget,</text:p>
      <text:p text:style-name="P2"><text:tab/><text:tab/> <text:s text:c="8"/>Charles Duprey, Cédric Mascart</text:p>
      <text:p text:style-name="P2"/>
      <text:p text:style-name="P2"/>
      <text:p text:style-name="P2">Copie(s): M<text:span text:style-name="T1">. Loudni</text:span></text:p>
      <text:p text:style-name="P2"/>
      <text:p text:style-name="P3"><text:tab/></text:p>
      <text:p text:style-name="P3"><text:span text:style-name="T2">I. Le cahier des charges :</text:span></text:p>
      <text:p text:style-name="P3"><text:span text:style-name="T2"/></text:p>
      <text:p text:style-name="P6">Nous avons dans un premier temps répondu aux premières questions des tuteurs :</text:p>
      <text:p text:style-name="P6"><text:tab/></text:p>
      <text:p text:style-name="P6"><text:tab/><text:span text:style-name="T4">Pourquoi le joueur doit-il communiquer pendant son tour?</text:span></text:p>
      <text:p text:style-name="P6"><text:tab/>Le joueur peut communiquer pendant son tour avec un système de tchat il peut très bien communiquer à son équipe ou à son adversaire mais ceci n'est pas une obligation.</text:p>
      <text:p text:style-name="P6"/>
      <text:p text:style-name="P6"><text:tab/><text:span text:style-name="T3">Pourquoi un récapitulatif a la fin de chaque tour lui est envoyé?</text:span></text:p>
      <text:p text:style-name="P6"><text:span text:style-name="T3"><text:tab/></text:span><text:span text:style-name="T5">Un récapitulatif lui est envoyé car sur son écran il n'as qu'une partie du plateau de jeu qui lui est affiché donc il ne peut pas tout observer c'est pour cela qu'un récapitulatif de toutes les actions ennemies lui est envoyé.</text:span></text:p>
      <text:p text:style-name="P6"><text:span text:style-name="T5"/></text:p>
      <text:p text:style-name="P6"><text:span text:style-name="T5"><text:tab/></text:span><text:span text:style-name="T3">Les structures (vaisseaux et batiments) ont un rayon de visibilité et un rayon d'attaque n'est-ce pas une information redondante?</text:span></text:p>
      <text:p text:style-name="P6"><text:span text:style-name="T3"><text:tab/></text:span><text:span text:style-name="T5">Les vaisseaux peuvent très bien avoir une portée de tir différente a celle de la visibilité par exemple : un vaisseau peut très bien voir loin sans pour autant pouvoir attaquer jusqu'a cet endroit, ou encore un batiment de défense comme une tour permet d'étendre le champ de vision en ne pouvant défendre que les cases adjacentes.</text:span></text:p>
      <text:p text:style-name="P6"><text:span text:style-name="T5"/></text:p>
      <text:p text:style-name="P7"><text:span text:style-name="T5"><text:tab/></text:span><text:span text:style-name="T3">Comment les technologies fonctionnent?</text:span></text:p>
      <text:p text:style-name="P7"><text:span text:style-name="T3"><text:tab/></text:span><text:span text:style-name="T5">Le joueur peut acquérir une technologie en construisant un batiment de recherche, les technologies vaisseau sont effectives sur les prochains vaisseaux construits (plus puissant, plus rapide, …) en revanche pour les batiments la technologie ameliore tout les batiments déjà présent sur la carte.</text:span></text:p>
      <text:p text:style-name="P7"><text:span text:style-name="T5"/></text:p>
      <text:p text:style-name="P7"><text:span text:style-name="T5"><text:tab/></text:span><text:span text:style-name="T3">Comment le joueur peut-il créer un vaisseau?</text:span></text:p>
      <text:p text:style-name="P7"><text:span text:style-name="T3"><text:tab/></text:span><text:span text:style-name="T5">Le joueur peut créer un vaisseau à coté de sa base si il a les ressources nécessaires et les compétences pour construire ce vaisseau.</text:span></text:p>
      <text:p text:style-name="P7"><text:span text:style-name="T5"/></text:p>
      <text:p text:style-name="P8"><text:span text:style-name="T5">II. Travail effectué :</text:span></text:p>
      <text:p text:style-name="P5"><text:span text:style-name="T2"/></text:p>
      <text:p text:style-name="P3"><text:tab/><text:span text:style-name="T6">Nous avons fait la classe Evenement qui est opérationnelle et dont il ne faut maintenant plus que faire des tests d'ajustements.</text:span></text:p>
      <text:p text:style-name="P3"/>
      <text:p text:style-name="P3"><text:span text:style-name="T6"><text:tab/>Nous avons aussi effectué un plateau (contenant ses propres vaisseaux, batiments, ...) qui seras le plateau du coté client de notre application pour l'interface graphique de sorte que le groupe qui travail avec ne puisse percevoir le réseau.</text:span></text:p>
      <text:p text:style-name="P3"/>
      <text:p text:style-name="P3"><text:span text:style-name="T6"><text:tab/>Nous avons avancé du coté réseau mais le changement de protocole de l'UDP au TCP cause encore quelque soucis parfois l'application s'interromp sans explication connue.</text:span></text:p>
      <text:p text:style-name="P10"><text:soft-page-break/>III. Prochaines étapes :</text:p>
      <text:p text:style-name="P10"/>
      <text:p text:style-name="P11"><text:tab/>Effectuer les tests concernant la classe Evenement.</text:p>
      <text:p text:style-name="P11"/>
      <text:p text:style-name="P11"><text:tab/>Améliorer le réseau et créer une relation entre le client et le serveur</text:p>
      <text:p text:style-name="P9"><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07:36:58.755339893</meta:creation-date>
    <dc:date>2013-10-31T08:28:14.011094346</dc:date>
    <meta:editing-duration>PT18M4S</meta:editing-duration>
    <meta:editing-cycles>1</meta:editing-cycles>
    <meta:document-statistic meta:table-count="0" meta:image-count="0" meta:object-count="0" meta:page-count="2" meta:paragraph-count="27" meta:word-count="403" meta:character-count="2507" meta:non-whitespace-character-count="2101"/>
    <meta:generator>LibreOffice/4.1.2.3$Linux_X86_64 LibreOffice_project/410m0$Build-3</meta:generator>
  </office:meta>
</office:document-meta>
</file>